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99ff" draw:fill-color="#3399ff" draw:textarea-horizontal-align="justify" draw:textarea-vertical-align="middle" draw:auto-grow-height="false" fo:min-height="2.528cm" fo:min-width="2.278cm"/>
    </style:style>
    <style:style style:name="gr2" style:family="graphic" style:parent-style-name="standard">
      <style:graphic-properties svg:stroke-color="#ff9900" draw:fill-color="#ff9900" draw:textarea-horizontal-align="justify" draw:textarea-vertical-align="middle" draw:auto-grow-height="false" fo:min-height="0.676cm" fo:min-width="2.2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</style:style>
    <style:style style:name="gr5" style:family="graphic" style:parent-style-name="standard">
      <style:graphic-properties svg:stroke-color="#3399ff" draw:fill-color="#3399ff" draw:textarea-horizontal-align="justify" draw:textarea-vertical-align="middle" draw:auto-grow-height="false" fo:min-height="0.675cm" fo:min-width="2.278cm"/>
    </style:style>
    <style:style style:name="gr6" style:family="graphic" style:parent-style-name="standard">
      <style:graphic-properties svg:stroke-color="#3399ff" draw:fill-color="#3399ff" draw:textarea-horizontal-align="justify" draw:textarea-vertical-align="middle" draw:auto-grow-height="false" fo:min-height="1.048cm" fo:min-width="2.278cm"/>
    </style:style>
    <style:style style:name="gr7" style:family="graphic" style:parent-style-name="standard">
      <style:graphic-properties svg:stroke-color="#3399ff" draw:fill-color="#3399ff" draw:textarea-horizontal-align="justify" draw:textarea-vertical-align="middle" draw:auto-grow-height="false" fo:min-height="1.418cm" fo:min-width="2.278cm"/>
    </style:style>
    <style:style style:name="gr8" style:family="graphic" style:parent-style-name="standard">
      <style:graphic-properties svg:stroke-color="#ffcc00" draw:fill-color="#ffcc00" draw:textarea-horizontal-align="justify" draw:textarea-vertical-align="middle" draw:auto-grow-height="false" fo:min-height="0.675cm" fo:min-width="2.278cm"/>
    </style:style>
    <style:style style:name="P1" style:family="paragraph"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3399ff"/>
      <style:paragraph-properties fo:text-align="center"/>
      <style:text-properties style:font-name="Inconsolata" fo:font-size="14pt" style:font-size-asian="18pt" style:font-size-complex="18pt"/>
    </style:style>
    <style:style style:name="P4" style:family="paragraph">
      <loext:graphic-properties draw:fill-color="#ff9900"/>
      <style:paragraph-properties fo:text-align="center" style:writing-mode="page"/>
      <style:text-properties style:font-name="Inconsolata" fo:font-size="14pt" style:font-size-asian="18pt" style:font-size-complex="18pt"/>
    </style:style>
    <style:style style:name="P5" style:family="paragraph">
      <loext:graphic-properties draw:fill="none" draw:fill-color="#ffffff"/>
      <style:text-properties style:font-name="Inconsolata" fo:font-size="14pt" style:font-size-asian="18pt" style:font-size-complex="18pt"/>
    </style:style>
    <style:style style:name="P6" style:family="paragraph">
      <loext:graphic-properties draw:fill-color="#ff9900"/>
      <style:paragraph-properties fo:text-align="center"/>
      <style:text-properties style:font-name="Inconsolata" fo:font-size="14pt" style:font-size-asian="18pt" style:font-size-complex="18pt"/>
    </style:style>
    <style:style style:name="P7" style:family="paragraph">
      <loext:graphic-properties draw:fill-color="#ffcc00"/>
      <style:paragraph-properties fo:text-align="center"/>
      <style:text-properties style:font-name="Inconsolata" fo:font-size="14pt" style:font-size-asian="18pt" style:font-size-complex="18pt"/>
    </style:style>
    <style:style style:name="T1" style:family="text">
      <style:text-properties style:font-name="Inconsolat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2cm" svg:y="2cm">
          <text:p text:style-name="P1"><text:span text:style-name="T1">sapf flag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draw:layer="layout" svg:width="3cm" svg:height="3cm" svg:x="5.301cm" svg:y="2.001cm">
          <text:p text:style-name="P1"><text:span text:style-name="T1">sapf 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cm" svg:height="3cm" svg:x="8.601cm" svg:y="2.001cm">
          <text:p text:style-name="P1"><text:span text:style-name="T1">env 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cm" svg:height="3cm" svg:x="11.902cm" svg:y="2.002cm">
          <text:p text:style-name="P1"><text:span text:style-name="T1">env flag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draw:layer="layout" svg:width="3cm" svg:height="1cm" draw:transform="rotate (1.56730566829091) translate (15.195cm 4.998cm)">
          <text:p text:style-name="P1"><text:span text:style-name="T1">TIMESTAM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5" draw:layer="layout" svg:width="0.752cm" svg:height="0.772cm" svg:x="1.052cm" svg:y="3.1cm">
          <draw:text-box>
            <text:p><text:span text:style-name="T1">i</text:span></text:p>
          </draw:text-box>
        </draw:frame>
        <draw:frame draw:style-name="gr4" draw:text-style-name="P5" draw:layer="layout" svg:width="0.748cm" svg:height="0.772cm" svg:x="3.1cm" svg:y="1.228cm">
          <draw:text-box>
            <text:p><text:span text:style-name="T1">j</text:span></text:p>
          </draw:text-box>
        </draw:frame>
        <draw:frame draw:style-name="gr3" draw:text-style-name="P5" draw:layer="layout" svg:width="0.752cm" svg:height="0.772cm" svg:x="9.652cm" svg:y="1.228cm">
          <draw:text-box>
            <text:p><text:span text:style-name="T1">k</text:span></text:p>
          </draw:text-box>
        </draw:frame>
        <draw:frame draw:style-name="gr4" draw:text-style-name="P5" draw:layer="layout" svg:width="0.748cm" svg:height="0.772cm" svg:x="6.5cm" svg:y="1.228cm">
          <draw:text-box>
            <text:p><text:span text:style-name="T1">j</text:span></text:p>
          </draw:text-box>
        </draw:frame>
        <draw:frame draw:style-name="gr3" draw:text-style-name="P5" draw:layer="layout" svg:width="0.752cm" svg:height="0.772cm" svg:x="13.052cm" svg:y="1.228cm">
          <draw:text-box>
            <text:p><text:span text:style-name="T1">k</text:span></text:p>
          </draw:text-box>
        </draw:frame>
        <draw:frame draw:style-name="gr3" draw:text-style-name="P5" draw:layer="layout" svg:width="0.752cm" svg:height="0.772cm" svg:x="17.852cm" svg:y="3.1cm">
          <draw:text-box>
            <text:p><text:span text:style-name="T1">i</text:span></text:p>
          </draw:text-box>
        </draw:frame>
        <draw:custom-shape draw:style-name="gr2" draw:text-style-name="P6" draw:layer="layout" svg:width="3cm" svg:height="1cm" draw:transform="rotate (1.58353723033446) translate (16.538cm 5.012cm)">
          <text:p text:style-name="P1"><text:span text:style-name="T1">solar_TIMESTAM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3cm" svg:height="0.999cm" svg:x="1.696cm" svg:y="6.7cm">
          <text:p text:style-name="P1"><text:span text:style-name="T1">site_m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3cm" svg:height="0.999cm" svg:x="4.997cm" svg:y="6.7cm">
          <text:p text:style-name="P1"><text:span text:style-name="T1">stand_m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3" draw:layer="layout" svg:width="3cm" svg:height="1.4cm" svg:x="8.298cm" svg:y="6.7cm">
          <text:p text:style-name="P1"><text:span text:style-name="T1">species_m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3" draw:layer="layout" svg:width="3cm" svg:height="1.8cm" svg:x="11.599cm" svg:y="6.7cm">
          <text:p text:style-name="P1"><text:span text:style-name="T1">plant_m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3cm" svg:height="0.999cm" svg:x="14.9cm" svg:y="6.7cm">
          <text:p text:style-name="P1"><text:span text:style-name="T1">env_m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7" draw:layer="layout" svg:width="3cm" svg:height="0.999cm" svg:x="1.7cm" svg:y="8.501cm">
          <text:p text:style-name="P1"><text:span text:style-name="T1">si_co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3:01:21.273774819</meta:creation-date>
    <dc:date>2018-04-03T12:19:36.525060397</dc:date>
    <meta:editing-duration>PT12M37S</meta:editing-duration>
    <meta:editing-cycles>3</meta:editing-cycles>
    <meta:generator>LibreOffice/6.0.2.1$Linux_X86_64 LibreOffice_project/00m0$Build-1</meta:generator>
    <meta:document-statistic meta:object-count="18"/>
  </office:meta>
</office:document-meta>
</file>